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b61c" officeooo:paragraph-rsid="001cb61c"/>
    </style:style>
    <style:style style:name="P2" style:family="paragraph" style:parent-style-name="Standard">
      <style:text-properties fo:color="#c9211e" loext:opacity="100%" officeooo:rsid="001cb61c" officeooo:paragraph-rsid="001cb61c"/>
    </style:style>
    <style:style style:name="P3" style:family="paragraph" style:parent-style-name="Standard">
      <style:text-properties fo:color="#c9211e" loext:opacity="100%" officeooo:rsid="001ff2ce" officeooo:paragraph-rsid="001ff2ce"/>
    </style:style>
    <style:style style:name="P4" style:family="paragraph" style:parent-style-name="Standard">
      <style:text-properties fo:color="#c9211e" loext:opacity="100%" officeooo:rsid="001ff2ce" officeooo:paragraph-rsid="0022b99f"/>
    </style:style>
    <style:style style:name="P5" style:family="paragraph" style:parent-style-name="Standard">
      <style:text-properties fo:color="#c9211e" loext:opacity="100%" officeooo:rsid="001ff2ce" officeooo:paragraph-rsid="00262422"/>
    </style:style>
    <style:style style:name="P6" style:family="paragraph" style:parent-style-name="Standard">
      <style:text-properties fo:color="#c9211e" loext:opacity="100%" officeooo:rsid="001ff2ce" officeooo:paragraph-rsid="0029fb74"/>
    </style:style>
    <style:style style:name="P7" style:family="paragraph" style:parent-style-name="Standard">
      <style:text-properties fo:color="#c9211e" loext:opacity="100%" officeooo:rsid="001ff2ce" officeooo:paragraph-rsid="002dcec4"/>
    </style:style>
    <style:style style:name="P8" style:family="paragraph" style:parent-style-name="Standard">
      <style:text-properties fo:color="#c9211e" loext:opacity="100%" officeooo:rsid="001ff2ce" officeooo:paragraph-rsid="0031d9ce"/>
    </style:style>
    <style:style style:name="P9" style:family="paragraph" style:parent-style-name="Standard">
      <style:text-properties fo:color="#c9211e" loext:opacity="100%" officeooo:rsid="003aefb5" officeooo:paragraph-rsid="0044ace9"/>
    </style:style>
    <style:style style:name="P10" style:family="paragraph" style:parent-style-name="Standard">
      <style:text-properties officeooo:rsid="001eb2fe" officeooo:paragraph-rsid="001eb2fe"/>
    </style:style>
    <style:style style:name="P11" style:family="paragraph" style:parent-style-name="Standard">
      <style:text-properties officeooo:rsid="001f836e" officeooo:paragraph-rsid="001f836e"/>
    </style:style>
    <style:style style:name="P12" style:family="paragraph" style:parent-style-name="Standard">
      <style:text-properties officeooo:rsid="001ff2ce" officeooo:paragraph-rsid="001ff2ce"/>
    </style:style>
    <style:style style:name="P13" style:family="paragraph" style:parent-style-name="Standard">
      <style:text-properties officeooo:rsid="001ff2ce" officeooo:paragraph-rsid="00269c0c"/>
    </style:style>
    <style:style style:name="P14" style:family="paragraph" style:parent-style-name="Standard">
      <style:text-properties fo:color="#536dfe" loext:opacity="100%" officeooo:rsid="001ff2ce" officeooo:paragraph-rsid="001ff2ce"/>
    </style:style>
    <style:style style:name="P15" style:family="paragraph" style:parent-style-name="Standard">
      <style:text-properties officeooo:rsid="00246a6e" officeooo:paragraph-rsid="00246a6e"/>
    </style:style>
    <style:style style:name="P16" style:family="paragraph" style:parent-style-name="Standard">
      <style:text-properties fo:color="#000000" loext:opacity="100%" officeooo:rsid="00262422" officeooo:paragraph-rsid="00262422"/>
    </style:style>
    <style:style style:name="P17" style:family="paragraph" style:parent-style-name="Standard">
      <style:text-properties fo:color="#000000" loext:opacity="100%" officeooo:rsid="00269c0c" officeooo:paragraph-rsid="00269c0c"/>
    </style:style>
    <style:style style:name="P18" style:family="paragraph" style:parent-style-name="Standard">
      <style:text-properties fo:color="#000000" loext:opacity="100%" style:text-underline-style="none" officeooo:rsid="00280bfe" officeooo:paragraph-rsid="00280bfe"/>
    </style:style>
    <style:style style:name="P19" style:family="paragraph" style:parent-style-name="Standard">
      <style:text-properties fo:color="#000000" loext:opacity="100%" officeooo:rsid="002dcec4" officeooo:paragraph-rsid="002dcec4"/>
    </style:style>
    <style:style style:name="P20" style:family="paragraph" style:parent-style-name="Standard">
      <style:text-properties fo:color="#000000" loext:opacity="100%" officeooo:rsid="001ff2ce" officeooo:paragraph-rsid="002dcec4"/>
    </style:style>
    <style:style style:name="P21" style:family="paragraph" style:parent-style-name="Standard">
      <style:text-properties fo:color="#000000" loext:opacity="100%" officeooo:rsid="002ded65" officeooo:paragraph-rsid="002ded65"/>
    </style:style>
    <style:style style:name="P22" style:family="paragraph" style:parent-style-name="Standard">
      <style:text-properties fo:color="#000000" loext:opacity="100%" officeooo:rsid="002fcf01" officeooo:paragraph-rsid="002fcf01"/>
    </style:style>
    <style:style style:name="P23" style:family="paragraph" style:parent-style-name="Standard">
      <style:text-properties fo:color="#000000" loext:opacity="100%" officeooo:rsid="003055a9" officeooo:paragraph-rsid="003055a9"/>
    </style:style>
    <style:style style:name="P24" style:family="paragraph" style:parent-style-name="Standard">
      <style:text-properties fo:color="#000000" loext:opacity="100%" officeooo:rsid="00322105" officeooo:paragraph-rsid="00322105"/>
    </style:style>
    <style:style style:name="P25" style:family="paragraph" style:parent-style-name="Standard">
      <style:text-properties fo:color="#000000" loext:opacity="100%" officeooo:rsid="00330603" officeooo:paragraph-rsid="00330603"/>
    </style:style>
    <style:style style:name="P26" style:family="paragraph" style:parent-style-name="Standard">
      <style:text-properties fo:color="#000000" loext:opacity="100%" officeooo:rsid="00330603" officeooo:paragraph-rsid="0034cc25"/>
    </style:style>
    <style:style style:name="P27" style:family="paragraph" style:parent-style-name="Standard">
      <style:text-properties fo:color="#000000" loext:opacity="100%" officeooo:rsid="00330603" officeooo:paragraph-rsid="00369158"/>
    </style:style>
    <style:style style:name="P28" style:family="paragraph" style:parent-style-name="Standard">
      <style:text-properties fo:color="#000000" loext:opacity="100%" officeooo:rsid="00385ee4" officeooo:paragraph-rsid="00385ee4"/>
    </style:style>
    <style:style style:name="P29" style:family="paragraph" style:parent-style-name="Standard">
      <style:text-properties fo:color="#000000" loext:opacity="100%" officeooo:rsid="00385ee4" officeooo:paragraph-rsid="00330603"/>
    </style:style>
    <style:style style:name="P30" style:family="paragraph" style:parent-style-name="Standard">
      <style:text-properties fo:color="#000000" loext:opacity="100%" officeooo:rsid="0034cc25" officeooo:paragraph-rsid="00369158"/>
    </style:style>
    <style:style style:name="P31" style:family="paragraph" style:parent-style-name="Standard">
      <style:text-properties fo:color="#000000" loext:opacity="100%" officeooo:rsid="00369158" officeooo:paragraph-rsid="00369158"/>
    </style:style>
    <style:style style:name="P32" style:family="paragraph" style:parent-style-name="Standard">
      <style:text-properties fo:color="#000000" loext:opacity="100%" officeooo:rsid="003aefb5" officeooo:paragraph-rsid="003aefb5"/>
    </style:style>
    <style:style style:name="P33" style:family="paragraph" style:parent-style-name="Standard">
      <style:text-properties fo:color="#000000" loext:opacity="100%" officeooo:rsid="003bb1d0" officeooo:paragraph-rsid="003bb1d0"/>
    </style:style>
    <style:style style:name="P34" style:family="paragraph" style:parent-style-name="Standard">
      <style:text-properties fo:color="#000000" loext:opacity="100%" officeooo:rsid="003d4b8c" officeooo:paragraph-rsid="003d4b8c"/>
    </style:style>
    <style:style style:name="P35" style:family="paragraph" style:parent-style-name="Standard">
      <style:text-properties fo:color="#000000" loext:opacity="100%" officeooo:rsid="003e0899" officeooo:paragraph-rsid="003e0899"/>
    </style:style>
    <style:style style:name="P36" style:family="paragraph" style:parent-style-name="Standard">
      <style:text-properties fo:color="#000000" loext:opacity="100%" officeooo:rsid="003e0899" officeooo:paragraph-rsid="003ffd7d"/>
    </style:style>
    <style:style style:name="P37" style:family="paragraph" style:parent-style-name="Standard">
      <style:text-properties fo:color="#000000" loext:opacity="100%" officeooo:rsid="004453ac" officeooo:paragraph-rsid="004453ac"/>
    </style:style>
    <style:style style:name="P38" style:family="paragraph" style:parent-style-name="Standard">
      <style:text-properties fo:color="#000000" loext:opacity="100%" officeooo:rsid="0044ace9" officeooo:paragraph-rsid="0044ace9"/>
    </style:style>
    <style:style style:name="P39" style:family="paragraph" style:parent-style-name="Standard">
      <style:text-properties fo:color="#000000" loext:opacity="100%" officeooo:rsid="00465308" officeooo:paragraph-rsid="00465308"/>
    </style:style>
    <style:style style:name="P40" style:family="paragraph" style:parent-style-name="Standard">
      <style:text-properties fo:color="#000000" loext:opacity="100%" officeooo:rsid="0046fa67" officeooo:paragraph-rsid="0046fa67"/>
    </style:style>
    <style:style style:name="P41" style:family="paragraph" style:parent-style-name="Standard">
      <style:text-properties officeooo:rsid="0029fb74" officeooo:paragraph-rsid="0029fb74"/>
    </style:style>
    <style:style style:name="P42" style:family="paragraph" style:parent-style-name="Standard">
      <style:text-properties officeooo:rsid="002bf537" officeooo:paragraph-rsid="002bf537"/>
    </style:style>
    <style:style style:name="P43" style:family="paragraph" style:parent-style-name="Standard">
      <style:text-properties officeooo:rsid="002c2432" officeooo:paragraph-rsid="002c2432"/>
    </style:style>
    <style:style style:name="P44" style:family="paragraph" style:parent-style-name="Standard">
      <style:text-properties officeooo:rsid="002c8318" officeooo:paragraph-rsid="002c8318"/>
    </style:style>
    <style:style style:name="P45" style:family="paragraph" style:parent-style-name="Standard">
      <style:text-properties fo:color="#000000" loext:opacity="100%" officeooo:rsid="0046fa67" officeooo:paragraph-rsid="00385ee4"/>
    </style:style>
    <style:style style:name="T1" style:family="text">
      <style:text-properties officeooo:rsid="0022b99f"/>
    </style:style>
    <style:style style:name="T2" style:family="text">
      <style:text-properties officeooo:rsid="0029fb74"/>
    </style:style>
    <style:style style:name="T3" style:family="text">
      <style:text-properties officeooo:rsid="002c8318"/>
    </style:style>
    <style:style style:name="T4" style:family="text">
      <style:text-properties officeooo:rsid="002dcec4"/>
    </style:style>
    <style:style style:name="T5" style:family="text">
      <style:text-properties officeooo:rsid="0031d9ce"/>
    </style:style>
    <style:style style:name="T6" style:family="text">
      <style:text-properties officeooo:rsid="00330603"/>
    </style:style>
    <style:style style:name="T7" style:family="text">
      <style:text-properties officeooo:rsid="0034cc25"/>
    </style:style>
    <style:style style:name="T8" style:family="text">
      <style:text-properties officeooo:rsid="00369158"/>
    </style:style>
    <style:style style:name="T9" style:family="text">
      <style:text-properties officeooo:rsid="00399cff"/>
    </style:style>
    <style:style style:name="T10" style:family="text">
      <style:text-properties officeooo:rsid="003d4b8c"/>
    </style:style>
    <style:style style:name="T11" style:family="text">
      <style:text-properties officeooo:rsid="003e0899"/>
    </style:style>
    <style:style style:name="T12" style:family="text">
      <style:text-properties officeooo:rsid="003ffd7d"/>
    </style:style>
    <style:style style:name="T13" style:family="text">
      <style:text-properties officeooo:rsid="0041b080"/>
    </style:style>
    <style:style style:name="T14" style:family="text">
      <style:text-properties officeooo:rsid="004309d0"/>
    </style:style>
    <style:style style:name="T15" style:family="text">
      <style:text-properties officeooo:rsid="004453ac"/>
    </style:style>
    <style:style style:name="T16" style:family="text">
      <style:text-properties officeooo:rsid="0044ace9"/>
    </style:style>
    <style:style style:name="T17" style:family="text">
      <style:text-properties officeooo:rsid="00460a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ASE 18/02/2022</text:p>
      <text:p text:style-name="P1"/>
      <text:p text:style-name="P10">Ejermplos de maquinas virtuales: Virtualvox, PCVirtual, VDI, XenServer, VMWare.</text:p>
      <text:p text:style-name="P11">VirtualVox permite emular redes de maquinas</text:p>
      <text:p text:style-name="P11"/>
      <text:p text:style-name="P3">CLASE22/02/2022</text:p>
      <text:p text:style-name="P11"/>
      <text:p text:style-name="P12">Es importante en una </text:p>
      <text:p text:style-name="P11"/>
      <text:p text:style-name="P14">Pregunta de examen:</text:p>
      <text:p text:style-name="P12">Conectar en Nat hace que va a hacer nat con la targeta del equipo fisico, solo de uso exclusivo para esa maquina.</text:p>
      <text:p text:style-name="P12">Adaptador puente, coge la mac y la ip de nuestra targeta fisica y se adueña de ella</text:p>
      <text:p text:style-name="P12">Red interna: Tienes opcion de poner un nombre, a partir de ese momento todas las maquinas que tengan una red con ese mismo nombre se van a poder comunicar entre ellas.</text:p>
      <text:p text:style-name="P12">Adaptador Unihost: Red interna entre maquina fisica y maquina virtual, no es lo mismo que el bridge</text:p>
      <text:p text:style-name="P13">Red NAT: Combinacion entre red interna y rede NAT, todos tienen salida a internet y a parte tienen </text:p>
      <text:p text:style-name="P13">comunicación entre ellos</text:p>
      <text:p text:style-name="P4"/>
      <text:p text:style-name="P4">CLASE2<text:span text:style-name="T1">3</text:span>/02/2022</text:p>
      <text:p text:style-name="P12"/>
      <text:p text:style-name="P15">Tipo de instalacion: Personalizada o actualizacion. </text:p>
      <text:p text:style-name="P15">Tipo de disco, VDI, dinamico o estatico</text:p>
      <text:p text:style-name="P15">A la hora instalar el sistema operativo es recomendable una separacion del sistema operativo de los datos. Ventajas, Capacidad de formateo de solo el disco de datos o de solo el sistema operativo. </text:p>
      <text:p text:style-name="P12"/>
      <text:p text:style-name="P5">CLASE2<text:span text:style-name="T2">4</text:span>/02/2022</text:p>
      <text:p text:style-name="P5"/>
      <text:p text:style-name="P16">En la instalacion de windows server usar la opcion con escritorio siempre.</text:p>
      <text:p text:style-name="P17">FAT, sistema que indica que hay en cada sector del disco.</text:p>
      <text:p text:style-name="P17">FAT no trabaja cpn ACL</text:p>
      <text:p text:style-name="P17">ACL » acces control disc</text:p>
      <text:p text:style-name="P18">Para trabajar con R<text:span text:style-name="T13">IDE</text:span> hacen falta discos dinamicos, para eso hace falta GPT, NTFS (incompleto).</text:p>
      <text:p text:style-name="P18"/>
      <text:p text:style-name="P6">CLASE2<text:span text:style-name="T2">5</text:span>/02/2022</text:p>
      <text:p text:style-name="P12"/>
      <text:p text:style-name="P41">Extensiones .msc, <text:span text:style-name="T6">porque son consolas de microsoft</text:span></text:p>
      <text:p text:style-name="P42">mmc » multiconsola, que ayuda a organizar</text:p>
      <text:p text:style-name="P1"/>
      <text:p text:style-name="P43">fsutil file, nos dice en que areas de ficheros podemos trabajar <text:span text:style-name="T3">ej: fsutil file createnew DEZKAS 10240</text:span></text:p>
      <text:p text:style-name="P43">whoami » <text:span text:style-name="T3">nuestro nombre de usuario </text:span></text:p>
      <text:p text:style-name="P44">hostname » nombre de nuestro host</text:p>
      <text:p text:style-name="P44">echo » para mostrar cosas</text:p>
      <text:p text:style-name="P44">set » para ver las variables del entorno y para establecerlas tambien.</text:p>
      <text:p text:style-name="P44"/>
      <text:p text:style-name="P44"/>
      <text:p text:style-name="P44"/>
      <text:p text:style-name="P44"/>
      <text:p text:style-name="P44"/>
      <text:p text:style-name="P44"/>
      <text:p text:style-name="P7"><text:soft-page-break/>CLASE<text:span text:style-name="T4">03</text:span>/0<text:span text:style-name="T4">3</text:span>/2022</text:p>
      <text:p text:style-name="P7"/>
      <text:p text:style-name="P19">Usuario: Distintos tipos, administrador(no tiene restricciones), invitado(Uso a nivel local), Usuario por defecto. Las diferencias son las restricciones que tiene cada uno.</text:p>
      <text:p text:style-name="P19">Grupos: puede tener un conjunto de Usuarios y otros grupos, No incluye equipos.</text:p>
      <text:p text:style-name="P19">Alcance de los Usuarios: Nivel Local, universal y ……</text:p>
      <text:p text:style-name="P20"><text:span text:style-name="T4">El dominio tiene un controlador que valida los usuarios.</text:span><text:tab/></text:p>
      <text:p text:style-name="P19">.\ </text:p>
      <text:p text:style-name="P21">Grupos locales o pertenecer a grupos de un dominio</text:p>
      <text:p text:style-name="P21">Dentro de un dominio pueden ser de seguridad o de distribucion</text:p>
      <text:p text:style-name="P21">El NFTS permite añadir tipos de seguridad a nivel de fichero.</text:p>
      <text:p text:style-name="P22">Ejecutar con elevacion » ejecutar una tarea con un usuario que tiene permisos mas elebados que nosotros.</text:p>
      <text:p text:style-name="P22">Comandos: runas (ejecutar como)runas /user:administrador explorer (ejemplo). Despues pedira la contraseña de administrador. Primero va el nombre de usuario y despues el comando a ejecutar.</text:p>
      <text:p text:style-name="P22">El runas no nos limita a trabajar como administrador. Permite ejecutar como cualquier otro usuario.</text:p>
      <text:p text:style-name="P22"/>
      <text:p text:style-name="P23">Tipos depermisos: lectura, escritura, control total, modificar, lectura y ejecucion, permisos especiales.</text:p>
      <text:p text:style-name="P23"/>
      <text:p text:style-name="P8">CLASE<text:span text:style-name="T4">0</text:span><text:span text:style-name="T5">4</text:span>/0<text:span text:style-name="T4">3</text:span>/2022</text:p>
      <text:p text:style-name="P8"/>
      <text:p text:style-name="P24">Comando NET. </text:p>
      <text:p text:style-name="P25">El comando NET puede gestionar servicios(una plaicacion, por lo tanto tiene asociado un ejecutable)</text:p>
      <text:p text:style-name="P25">Podemos programar servicios.</text:p>
      <text:p text:style-name="P25">Un servicio se puede iniciar con mis credenciales o con las de otros usuarios.</text:p>
      <text:p text:style-name="P25">Un servicio necesita supervision humana.</text:p>
      <text:p text:style-name="P25">Se puede establecer una serie de acciones para recuperar el servicio si da errores de forma automatica.</text:p>
      <text:p text:style-name="P25"/>
      <text:p text:style-name="P26">net start » <text:span text:style-name="T7">sirve para arrancar un servicios</text:span></text:p>
      <text:p text:style-name="P30">net stop » sirve para parar un servicio.</text:p>
      <text:p text:style-name="P27"/>
      <text:p text:style-name="P31">Net user » para trabajar con usuarios. Añadir /add para añadir un nuevo usuario. Ejemplo:</text:p>
      <text:p text:style-name="P27"><text:tab/>net user userproba abc123. /add</text:p>
      <text:p text:style-name="P27"><text:span text:style-name="T8">Net use <text:s/>» para conectar recursos compartidos</text:span> </text:p>
      <text:p text:style-name="P29">net group » para trabajar con usuarios de dominios</text:p>
      <text:p text:style-name="P28">net localgroup » equipos locales</text:p>
      <text:p text:style-name="P28">net file » para obtener informacion de los archivos que tenemos abiertos</text:p>
      <text:p text:style-name="P28">net accounts » Para caracteristicas de cuentas de usuarios, longitud de contraseña, caracteristicas de contraseña, duracion de la contraseña, etc.</text:p>
      <text:p text:style-name="P28">net share » crear recursos compartidos. Coje una localizacion local y la comparte con nombre de red. <text:s text:c="3"/>Net share comProba=C :\Proba</text:p>
      <text:p text:style-name="P28">Para que se mantenga en el tiempo hay que usar la variante ………</text:p>
      <text:p text:style-name="P28">grant » da permiso de lectura, escritura, etc. <text:s text:c="8"/>Net share comProba=C :\Proba /grant:noemuaurai</text:p>
      <text:p text:style-name="P28">persisten » para que <text:span text:style-name="T14">perdure</text:span> (yes, no)</text:p>
      <text:p text:style-name="P28"><text:s text:c="6"/>en unidad quiere decir rastrear la ruta de un archivo para tenerlo como una letra como si fuera un disco del equipo.. <text:s/>Net use P: \\ <text:span text:style-name="T9">ruta completa de la ubicación del archivo a compartir.</text:span></text:p>
      <text:p text:style-name="P28"/>
      <text:p text:style-name="P28"/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8T12:04:16.005000000</meta:creation-date>
    <dc:date>2022-03-16T10:54:50.367000000</dc:date>
    <meta:editing-duration>PT2H6M11S</meta:editing-duration>
    <meta:editing-cycles>26</meta:editing-cycles>
    <meta:generator>LibreOffice/7.2.0.4$Windows_X86_64 LibreOffice_project/9a9c6381e3f7a62afc1329bd359cc48accb6435b</meta:generator>
    <meta:document-statistic meta:table-count="0" meta:image-count="0" meta:object-count="0" meta:page-count="2" meta:paragraph-count="64" meta:word-count="679" meta:character-count="4240" meta:non-whitespace-character-count="3596"/>
  </office:meta>
</office:document-meta>
</file>